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47cm" fo:min-width="4.07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4.834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fill-color="#6666ff" draw:textarea-horizontal-align="justify" draw:textarea-vertical-align="middle" draw:auto-grow-height="false" fo:min-height="1.655cm" fo:min-width="6.1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94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2cm" fo:min-width="3.945cm"/>
    </style:style>
    <style:style style:name="gr9" style:family="graphic" style:parent-style-name="standard">
      <style:graphic-properties draw:stroke="none" svg:stroke-color="#000000" draw:fill="none" draw:fill-color="#ffffff" fo:min-height="2.932cm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47cm" fo:min-width="5.08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6666ff"/>
      <style:paragraph-properties fo:text-align="center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ofile and Menu" draw:style-name="dp1" draw:master-page-name="Default">
        <draw:custom-shape draw:style-name="gr1" draw:text-style-name="P2" xml:id="id1" draw:id="id1" draw:layer="layout" svg:width="4.572cm" svg:height="1.397cm" svg:x="3.159cm" svg:y="2.397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72cm" svg:height="1.397cm" svg:x="3.159cm" svg:y="6.588cm"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572cm" svg:height="1.397cm" svg:x="3.186cm" svg:y="11.033cm">
          <text:p text:style-name="P1">ProfileMenu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72cm" svg:height="1.397cm" svg:x="13.065cm" svg:y="6.715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72cm" svg:height="1.397cm" svg:x="13.065cm" svg:y="11.106cm">
          <text:p text:style-name="P1">MenuItem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334cm" svg:height="1.524cm" svg:x="7.877cm" svg:y="16.367cm">
          <text:p text:style-name="P1">ProfileMenuItem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7.731cm" svg:y1="3.095cm" svg:x2="7.731cm" svg:y2="7.286cm" draw:start-shape="id1" draw:start-glue-point="1" draw:end-shape="id2" draw:end-glue-point="1" svg:d="M7731 3095h501v4191h-501" svg:viewBox="0 0 502 4192">
          <text:p/>
        </draw:connector>
        <draw:connector draw:style-name="gr3" draw:text-style-name="P3" draw:layer="layout" draw:type="lines" svg:x1="13.065cm" svg:y1="7.413cm" svg:x2="7.758cm" svg:y2="11.731cm" draw:start-shape="id3" draw:start-glue-point="3" draw:end-shape="id4" svg:d="M13065 7413h-501l-4305 4318h-501" svg:viewBox="0 0 5308 4319">
          <text:p/>
        </draw:connector>
        <draw:connector draw:style-name="gr3" draw:text-style-name="P3" draw:layer="layout" draw:type="lines" svg:x1="3.159cm" svg:y1="7.286cm" svg:x2="3.186cm" svg:y2="11.731cm" draw:start-shape="id2" draw:start-glue-point="3" draw:end-shape="id4" draw:end-glue-point="3" svg:d="M3159 7286h-501l27 4445h501" svg:viewBox="0 0 529 4446">
          <text:p/>
        </draw:connector>
        <draw:connector draw:style-name="gr3" draw:text-style-name="P3" draw:layer="layout" draw:type="lines" svg:x1="5.472cm" svg:y1="12.43cm" svg:x2="7.877cm" svg:y2="17.129cm" draw:start-shape="id4" draw:start-glue-point="2" draw:end-shape="id5" svg:d="M5472 12430v500l1904 4199h501" svg:viewBox="0 0 2406 4700">
          <text:p/>
        </draw:connector>
        <draw:connector draw:style-name="gr3" draw:text-style-name="P3" draw:layer="layout" draw:type="lines" svg:x1="17.637cm" svg:y1="7.413cm" svg:x2="17.637cm" svg:y2="11.804cm" draw:start-shape="id3" draw:start-glue-point="1" draw:end-shape="id6" draw:end-glue-point="1" svg:d="M17637 7413h501v4391h-501" svg:viewBox="0 0 502 4392">
          <text:p/>
        </draw:connector>
        <draw:connector draw:style-name="gr3" draw:text-style-name="P3" draw:layer="layout" draw:type="lines" svg:x1="15.351cm" svg:y1="12.503cm" svg:x2="13.211cm" svg:y2="17.129cm" draw:start-shape="id6" draw:start-glue-point="2" draw:end-shape="id5" draw:end-glue-point="1" svg:d="M15351 12503v500l-1639 4126h-501" svg:viewBox="0 0 2141 4627">
          <text:p/>
        </draw:connector>
        <draw:custom-shape draw:style-name="gr4" draw:text-style-name="P4" draw:layer="layout" svg:width="6.604cm" svg:height="1.905cm" svg:x="12.43cm" svg:y="1.508cm">
          <text:p text:style-name="P1"><text:span text:style-name="T1">Profile and Menu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56cm" svg:height="0.962cm" svg:x="7.566cm" svg:y="2.251cm">
          <draw:text-box>
            <text:p>0,M</text:p>
          </draw:text-box>
        </draw:frame>
        <draw:frame draw:style-name="gr5" draw:text-style-name="P5" draw:layer="layout" svg:width="1.56cm" svg:height="0.962cm" svg:x="7.604cm" svg:y="7.223cm">
          <draw:text-box>
            <text:p>0,M</text:p>
          </draw:text-box>
        </draw:frame>
        <draw:frame draw:style-name="gr5" draw:text-style-name="P5" draw:layer="layout" svg:width="1.56cm" svg:height="0.962cm" svg:x="1.709cm" svg:y="6.455cm">
          <draw:text-box>
            <text:p>0,M</text:p>
          </draw:text-box>
        </draw:frame>
        <draw:frame draw:style-name="gr6" draw:text-style-name="P5" draw:layer="layout" svg:width="1.383cm" svg:height="0.962cm" svg:x="1.889cm" svg:y="11.63cm">
          <draw:text-box>
            <text:p>1,1</text:p>
          </draw:text-box>
        </draw:frame>
        <draw:frame draw:style-name="gr6" draw:text-style-name="P5" draw:layer="layout" svg:width="1.383cm" svg:height="0.962cm" svg:x="7.618cm" svg:y="11.695cm">
          <draw:text-box>
            <text:p>1,1</text:p>
          </draw:text-box>
        </draw:frame>
        <draw:frame draw:style-name="gr6" draw:text-style-name="P5" draw:layer="layout" svg:width="1.383cm" svg:height="0.962cm" svg:x="6.588cm" svg:y="17.002cm">
          <draw:text-box>
            <text:p>1,1</text:p>
          </draw:text-box>
        </draw:frame>
        <draw:frame draw:style-name="gr5" draw:text-style-name="P5" draw:layer="layout" svg:width="1.56cm" svg:height="0.962cm" svg:x="4.139cm" svg:y="12.257cm">
          <draw:text-box>
            <text:p>0,M</text:p>
          </draw:text-box>
        </draw:frame>
        <draw:frame draw:style-name="gr5" draw:text-style-name="P5" draw:layer="layout" svg:width="1.56cm" svg:height="0.962cm" svg:x="15.315cm" svg:y="12.357cm">
          <draw:text-box>
            <text:p>0,M</text:p>
          </draw:text-box>
        </draw:frame>
        <draw:frame draw:style-name="gr6" draw:text-style-name="P5" draw:layer="layout" svg:width="1.383cm" svg:height="0.962cm" svg:x="17.51cm" svg:y="11.722cm">
          <draw:text-box>
            <text:p>1,1</text:p>
          </draw:text-box>
        </draw:frame>
        <draw:frame draw:style-name="gr5" draw:text-style-name="P5" draw:layer="layout" svg:width="1.56cm" svg:height="0.962cm" svg:x="11.668cm" svg:y="6.515cm">
          <draw:text-box>
            <text:p>0,M</text:p>
          </draw:text-box>
        </draw:frame>
        <draw:frame draw:style-name="gr5" draw:text-style-name="P5" draw:layer="layout" svg:width="1.56cm" svg:height="0.962cm" svg:x="17.51cm" svg:y="6.588cm">
          <draw:text-box>
            <text:p>0,M</text:p>
          </draw:text-box>
        </draw:frame>
        <draw:frame draw:style-name="gr6" draw:text-style-name="P5" draw:layer="layout" svg:width="1.383cm" svg:height="0.962cm" svg:x="13.065cm" svg:y="17.129cm">
          <draw:text-box>
            <text:p>1,1</text:p>
          </draw:text-box>
        </draw:frame>
      </draw:page>
      <draw:page draw:name="Entity" draw:style-name="dp1" draw:master-page-name="Default">
        <draw:custom-shape draw:style-name="gr7" draw:text-style-name="P1" draw:layer="layout" svg:width="4.445cm" svg:height="1.27cm" svg:x="1.508cm" svg:y="1.381cm">
          <text:p text:style-name="P1">Entity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4.445cm" svg:height="1.27cm" svg:x="1.508cm" svg:y="4.048cm">
          <text:p text:style-name="P1">RootEntit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1.335cm" svg:height="3.182cm" svg:x="9.255cm" svg:y="1.12cm">
          <draw:text-box>
            <text:p>Entity Table Name:</text:p>
            <text:p><text:span text:style-name="T2">- st: Setting Table (not allow to change by user)</text:span></text:p>
            <text:p><text:span text:style-name="T2">- dt: Data Table</text:span></text:p>
            <text:p><text:span text:style-name="T2">- at: Admin Table</text:span></text:p>
          </draw:text-box>
        </draw:frame>
        <draw:custom-shape draw:style-name="gr8" draw:text-style-name="P2" xml:id="id7" draw:id="id7" draw:layer="layout" svg:width="4.445cm" svg:height="1.27cm" svg:x="1.508cm" svg:y="7.858cm">
          <text:p text:style-name="P1">AuditE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4.445cm" svg:height="1.27cm" svg:x="1.508cm" svg:y="11.922cm">
          <text:p text:style-name="P1">RootEntit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s" svg:x1="3.73cm" svg:y1="7.858cm" svg:x2="3.73cm" svg:y2="5.318cm" draw:start-shape="id7" draw:end-shape="id8" draw:end-glue-point="2" svg:d="M3730 7858v-501-1538-501" svg:viewBox="0 0 1 2541">
          <text:p/>
        </draw:connector>
        <draw:connector draw:style-name="gr10" draw:text-style-name="P6" draw:layer="layout" draw:type="lines" svg:x1="3.73cm" svg:y1="11.922cm" svg:x2="3.73cm" svg:y2="9.128cm" draw:start-shape="id9" draw:start-glue-point="0" draw:end-shape="id7" svg:d="M3730 11922v-501-1792-501" svg:viewBox="0 0 1 2795">
          <text:p/>
        </draw:connector>
      </draw:page>
      <draw:page draw:name="CRUD Layout" draw:style-name="dp1" draw:master-page-name="Default">
        <draw:custom-shape draw:style-name="gr11" draw:text-style-name="P1" draw:layer="layout" svg:width="4.318cm" svg:height="1.27cm" svg:x="1.508cm" svg:y="1.508cm">
          <text:p text:style-name="P1">CRUD Layout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588cm" svg:height="1.397cm" svg:x="8.001cm" svg:y="4.937cm">
          <text:p text:style-name="P7"><text:span text:style-name="T3">VerticalViewLay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1.27cm" svg:x="1.508cm" svg:y="1.508cm">
          <text:p text:style-name="P1">CRUD Layo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1.27cm" svg:x="1.508cm" svg:y="1.508cm">
          <text:p text:style-name="P1">CRUD Lay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2T22:13:09.571968672</meta:creation-date>
    <meta:generator>LibreOffice/4.4.6.3$Linux_X86_64 LibreOffice_project/40m0$Build-3</meta:generator>
    <dc:date>2015-12-19T10:07:19.989643464</dc:date>
    <meta:editing-duration>PT2H59S</meta:editing-duration>
    <meta:editing-cycles>8</meta:editing-cycles>
    <meta:document-statistic meta:object-count="36"/>
  </office:meta>
</office:document-meta>
</file>